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466b2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9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357922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0a549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12e8"/>
    </style:style>
    <style:style style:name="T27" style:family="text">
      <style:text-properties officeooo:rsid="002885ea"/>
    </style:style>
    <style:style style:name="T28" style:family="text">
      <style:text-properties officeooo:rsid="0028ca19"/>
    </style:style>
    <style:style style:name="T29" style:family="text">
      <style:text-properties officeooo:rsid="002aada3"/>
    </style:style>
    <style:style style:name="T30" style:family="text">
      <style:text-properties officeooo:rsid="003936ac"/>
    </style:style>
    <style:style style:name="T31" style:family="text">
      <style:text-properties officeooo:rsid="003aa140"/>
    </style:style>
    <style:style style:name="T32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6" style:family="text">
      <style:text-properties officeooo:rsid="004466b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5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26">6</text:span>.0<text:span text:style-name="T26">6</text:span> <text:span text:style-name="T20">(</text:span><text:span text:style-name="T12">Lo</text:span><text:span text:style-name="T10">ng Term Support</text:span><text:span text:style-name="T20">)</text:span></text:p>
      <text:p text:style-name="P3">Aktuelle Version:<text:tab/><text:span text:style-name="T15">2017.05</text:span></text:p>
      <text:p text:style-name="P4">Betriebssystem:<text:tab/>Linux, Mac OS X, Unix, Windows</text:p>
      <text:p text:style-name="P9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<text:line-break/>andere relationale Datenbank, <text:span text:style-name="T28">die mit Hibernate verwendet werden kann</text:span><text:line-break/>Java <text:span text:style-name="T27">8</text:span> SDK <text:span text:style-name="T29">und für Entwicklung:</text:span> <text:span text:style-name="T36">Maven und Git</text:span> <text:line-break/><text:span text:style-name="T17">Solr-Server</text:span></text:p>
      <text:p text:style-name="P5">Download:<text:tab/><text:span text:style-name="T19">http://mycore.de/download/ und https://github.com/MyCoRe-Org<text:line-break/> <text:tab/>http://mycore.de/documentation/getting_started/mir.html</text:span></text:p>
      <text:p text:style-name="P7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<text:span text:style-name="T36">­</text:span>funktionen der Benutzung <text:span text:style-name="T24">via</text:span> Webschnittstelle sind das Erstellen, Verwalten und Bearbeiten aller Inhalte über Online-Eingabeformulare mit <text:s/>mehrsprachiger Ober<text:span text:style-name="T36">­</text:span>fläche (I18N). Intern verwendet MyCoRe XML als Speicher- und Datenaustausch<text:span text:style-name="T36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30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7">REST</text:span> oder über Suchmaschinen-Robots. Der Zugriff auf Daten in MyCoRe kann gezielt gesteuert werden über eine Benutzer- und Rechte<text:span text:style-name="T36">­</text:span>ver<text:span text:style-name="T36">­</text:span>waltung. <text:span text:style-name="T18">Weiterhin besteht die Möglichkeit über LDAP oder Shibboleth den Zugriff zu steuern und ü</text:span>ber <text:span text:style-name="T10">Access Control Listen</text:span> (ACLs) die Zugriffs- und Bearbeitungsrechte auf ein Objekt <text:span text:style-name="T18">zu definieren</text:span>. </text:p>
      <text:p text:style-name="P8"><text:span text:style-name="T31">Anwendungen: <text:tab/></text:span><text:span text:style-name="T9">MIR</text:span>, <text:span text:style-name="T23">das </text:span><text:span text:style-name="T13">M</text:span><text:span text:style-name="T14">ODS</text:span><text:span text:style-name="T13"> Institutional Repository</text:span><text:span text:style-name="T32"> </text:span><text:span text:style-name="T33">basiert auf <text:s/>dem MyCoRe-Framework und kann Out-Of-The-Box installiert </text:span><text:span text:style-name="T35">und genutzt </text:span><text:span text:style-name="T33">werden</text:span><text:span text:style-name="T34">:</text:span><text:span text:style-name="T13"> </text:span><text:span text:style-name="T22">http://mycore.de/mir<text:line-break/></text:span>Weitere Anwendungsbeispiele unter http://www.mycore.de/<text:span text:style-name="T36">applications/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357922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7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5-30T17:06:19.279000000</dc:date>
    <meta:editing-duration>PT20H54M24S</meta:editing-duration>
    <meta:editing-cycles>77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15" meta:non-whitespace-character-count="2582"/>
    <meta:user-defined meta:name="Info 1"/>
    <meta:user-defined meta:name="Info 2"/>
    <meta:user-defined meta:name="Info 3"/>
    <meta:user-defined meta:name="Info 4"/>
  </office:meta>
</office:document-meta>
</file>